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Basic" svg:font-family="'Gentium Basic', 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4826in" table:align="left" fo:background-color="transparent">
        <style:background-image/>
      </style:table-properties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2.4854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198in" fo:text-align="center" style:justify-single-word="false" fo:orphans="2" fo:widows="2" fo:text-indent="0in" style:auto-text-indent="false" fo:padding="0in" fo:border="none"/>
      <style:text-properties fo:font-variant="normal" fo:text-transform="none" fo:color="#333333" style:font-name="ARIAL" fo:font-size="11pt" fo:letter-spacing="normal" fo:font-style="normal" fo:font-weight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2" style:family="paragraph" style:parent-style-name="Text_20_body" style:list-style-name="L3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  <style:text-properties fo:font-variant="normal" fo:text-transform="none" fo:color="#333333" style:font-name="ARIAL" fo:font-size="11pt" fo:letter-spacing="normal" fo:font-style="normal" fo:font-weight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3" style:family="paragraph" style:parent-style-name="Text_20_body" style:list-style-name="L4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  <style:text-properties fo:font-variant="normal" fo:text-transform="none" fo:color="#333333" style:font-name="ARIAL" fo:font-size="11pt" fo:letter-spacing="normal" fo:font-style="normal" fo:font-weight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4" style:family="paragraph" style:parent-style-name="Text_20_body" style:list-style-name="L5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  <style:text-properties fo:font-variant="normal" fo:text-transform="none" fo:color="#333333" style:font-name="ARIAL" fo:font-size="11pt" fo:letter-spacing="normal" fo:font-style="normal" fo:font-weight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style:font-name="ARIAL" fo:font-size="11pt" fo:letter-spacing="normal" fo:font-style="normal" fo:font-weight="bold" style:font-size-asian="11pt" style:font-size-complex="11pt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style:font-name="ARIAL" fo:font-size="11pt" fo:letter-spacing="normal" fo:font-style="normal" fo:font-weight="normal" style:font-size-asian="11pt" style:font-size-complex="11pt" fo:padding="0in" fo:border="none"/>
    </style:style>
    <style:style style:name="P7" style:family="paragraph" style:parent-style-name="Text_20_body">
      <style:paragraph-properties fo:margin-left="0in" fo:margin-right="0in" fo:margin-top="0in" fo:margin-bottom="0.052in" style:contextual-spacing="false" fo:orphans="2" fo:widows="2" fo:text-indent="0in" style:auto-text-indent="false"/>
      <style:text-properties fo:font-variant="normal" fo:text-transform="none" fo:color="#006699" style:font-name="ARIAL" fo:font-size="11pt" fo:letter-spacing="normal" fo:font-style="normal" fo:font-weight="bold" style:font-size-asian="11pt" style:font-size-complex="11pt" fo:padding="0in" fo:border="none"/>
    </style:style>
    <style:style style:name="P8" style:family="paragraph" style:parent-style-name="Text_20_body">
      <style:paragraph-properties fo:margin-top="0in" fo:margin-bottom="0in" style:contextual-spacing="false" fo:orphans="2" fo:widows="2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in" fo:margin-bottom="0in" style:contextual-spacing="false" fo:orphans="2" fo:widows="2"/>
      <style:text-properties style:font-name="ARIAL" fo:font-size="11pt" fo:font-weight="bold" style:font-size-asian="11pt" style:font-size-complex="11pt" fo:padding="0in" fo:border="none"/>
    </style:style>
    <style:style style:name="P10" style:family="paragraph" style:parent-style-name="Text_20_body">
      <style:paragraph-properties fo:margin-top="0.1563in" fo:margin-bottom="0in" style:contextual-spacing="false" fo:orphans="2" fo:widows="2"/>
      <style:text-properties fo:font-variant="normal" fo:text-transform="none" fo:color="#333333" style:font-name="ARIAL" fo:font-size="11pt" fo:letter-spacing="normal" fo:font-style="normal" fo:font-weight="normal" style:font-size-asian="11pt" style:font-size-complex="11pt" fo:padding-left="0in" fo:padding-right="0in" fo:padding-top="0in" fo:padding-bottom="0.1563in" fo:border-left="none" fo:border-right="none" fo:border-top="none" fo:border-bottom="0.06pt solid #dddce2"/>
    </style:style>
    <style:style style:name="P11" style:family="paragraph" style:parent-style-name="Text_20_body">
      <style:paragraph-properties fo:margin-top="0.1563in" fo:margin-bottom="0in" style:contextual-spacing="false" fo:orphans="2" fo:widows="2"/>
      <style:text-properties fo:font-variant="normal" fo:text-transform="none" fo:color="#333333" style:font-name="ARIAL" fo:font-size="11pt" fo:letter-spacing="normal" fo:font-style="normal" fo:font-weight="normal" style:font-size-asian="11pt" style:font-size-complex="11pt" fo:padding="0in" fo:border="none"/>
    </style:style>
    <style:style style:name="P12" style:family="paragraph" style:parent-style-name="Text_20_body">
      <style:paragraph-properties fo:margin-top="0.1563in" fo:margin-bottom="0in" style:contextual-spacing="false" fo:orphans="2" fo:widows="2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1563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333333" style:font-name="ARIAL" fo:font-size="11pt" fo:letter-spacing="normal" fo:font-style="normal" fo:font-weight="bold" style:font-size-asian="11pt" style:font-size-complex="11pt" fo:padding-left="0in" fo:padding-right="0in" fo:padding-top="0.1563in" fo:padding-bottom="0.1563in" fo:border-left="none" fo:border-right="none" fo:border-top="3.74pt solid #006699" fo:border-bottom="0.06pt solid #dddce2"/>
    </style:style>
    <style:style style:name="P15" style:family="paragraph" style:parent-style-name="Table_20_Contents" style:list-style-name="L1">
      <style:paragraph-properties fo:margin-left="0in" fo:margin-right="0in" fo:margin-top="0in" fo:margin-bottom="0in" style:contextual-spacing="false" style:line-height-at-least="0.198in" fo:text-align="start" style:justify-single-word="false" fo:text-indent="0in" style:auto-text-indent="false" fo:padding="0in" fo:border="none"/>
      <style:text-properties fo:color="#333333" style:font-name="ARIAL" fo:font-size="11pt" style:font-size-asian="11pt" style:font-size-complex="11pt"/>
    </style:style>
    <style:style style:name="P16" style:family="paragraph" style:parent-style-name="Table_20_Contents" style:list-style-name="L2">
      <style:paragraph-properties fo:margin-left="0in" fo:margin-right="0in" fo:margin-top="0in" fo:margin-bottom="0in" style:contextual-spacing="false" style:line-height-at-least="0.198in" fo:text-align="start" style:justify-single-word="false" fo:text-indent="0in" style:auto-text-indent="false" fo:padding="0in" fo:border="none"/>
      <style:text-properties fo:color="#333333" style:font-name="ARIAL"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ayton Navarro</text:p>
      <text:p text:style-name="P1">1 Main Street, New Cityland, CA 91010</text:p>
      <text:p text:style-name="P1">Home: (555) 322-7337 | Cell: 000-000-0000</text:p>
      <text:p text:style-name="P1">example-email@example.com</text:p>
      <text:p text:style-name="P7">Summary</text:p>
      <text:p text:style-name="P10">Proactive Administrative Executive with more than 7 years of progressively responsible experience supporting multiple C-level professionals. Strong organizational skills and an ability to manage multiple competing priorities and projects with attention to detail. Performs well with a variety of disciplines while remaining effective in a high-volume start-up environments with demanding workloads.</text:p>
      <text:p text:style-name="P7">Highlight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892864492703964547" text:style-name="L1">
              <text:list-item>
                <text:p text:style-name="P15"><text:bookmark text:name="452527828SKC11"/>Correspondence</text:p>
              </text:list-item>
              <text:list-item>
                <text:p text:style-name="P15">Client care</text:p>
              </text:list-item>
              <text:list-item>
                <text:p text:style-name="P15">Research</text:p>
              </text:list-item>
              <text:list-item>
                <text:p text:style-name="P15">Reports &amp; presentations</text:p>
              </text:list-item>
              <text:list-item>
                <text:p text:style-name="P15">Project management<text:bookmark text:name="452527828SKC21"/></text:p>
              </text:list-item>
            </text:list>
          </table:table-cell>
          <table:table-cell table:style-name="Table1.A1" office:value-type="string">
            <text:list xml:id="list7170822964276949749" text:style-name="L2">
              <text:list-item>
                <text:p text:style-name="P16">Salesforce / OpenAir</text:p>
              </text:list-item>
              <text:list-item>
                <text:p text:style-name="P16">MS PowerPoint Word and Excel</text:p>
              </text:list-item>
              <text:list-item>
                <text:p text:style-name="P16">Database management</text:p>
              </text:list-item>
              <text:list-item>
                <text:p text:style-name="P16">Event planning</text:p>
              </text:list-item>
              <text:list-item>
                <text:p text:style-name="P16">Confidentiality</text:p>
              </text:list-item>
            </text:list>
          </table:table-cell>
        </table:table-row>
      </table:table>
      <text:p text:style-name="P7">Experience</text:p>
      <text:p text:style-name="P5">Administrative Executive</text:p>
      <text:p text:style-name="P5">9/1/2011 - Current</text:p>
      <text:p text:style-name="P8"/>
      <text:p text:style-name="P5">Oasis Agency</text:p>
      <text:p text:style-name="P5">New Cityland, CA</text:p>
      <text:p text:style-name="P12"/>
      <text:list xml:id="list3121300144676481146" text:style-name="L3">
        <text:list-item>
          <text:p text:style-name="P2">Maintain executive appointment schedule by planning and scheduling meetings conferences teleconferences and travel</text:p>
        </text:list-item>
        <text:list-item>
          <text:p text:style-name="P2">Conserve executive time by reading researching and routing correspondence and email drafting letters and documents collecting and analyzing information</text:p>
        </text:list-item>
        <text:list-item>
          <text:p text:style-name="P2">Provide historical reference by developing and retrieval systems and recording meeting discussions</text:p>
        </text:list-item>
        <text:list-item>
          <text:p text:style-name="P2">Update company department and management team's systems including Salesforce OpenAir and individual contact management tools</text:p>
        </text:list-item>
      </text:list>
      <text:p text:style-name="P12"><text:soft-page-break/></text:p>
      <text:p text:style-name="P5">Administrative Executive Assistant</text:p>
      <text:p text:style-name="P5">3/1/2010 - 10/1/2011</text:p>
      <text:p text:style-name="P8"/>
      <text:p text:style-name="P5">Street Resources Inc.</text:p>
      <text:p text:style-name="P5">New Cityland, CA</text:p>
      <text:p text:style-name="P12"/>
      <text:list xml:id="list5709373135953681430" text:style-name="L4">
        <text:list-item>
          <text:p text:style-name="P3">Fielded general inquiries and transmitted to the appropriate person</text:p>
        </text:list-item>
        <text:list-item>
          <text:p text:style-name="P3">Received packages and coordinated with lobby security</text:p>
        </text:list-item>
        <text:list-item>
          <text:p text:style-name="P3">Maintained reception area conference rooms supply room and kitchen</text:p>
        </text:list-item>
        <text:list-item>
          <text:p text:style-name="P3">Managed calendars and appointments</text:p>
        </text:list-item>
        <text:list-item>
          <text:p text:style-name="P3">Prepared and edited correspondence reports and presentations</text:p>
        </text:list-item>
      </text:list>
      <text:p text:style-name="P12"/>
      <text:p text:style-name="P5">Administrative Assistant</text:p>
      <text:p text:style-name="P5">9/1/2008 - 1/1/2010</text:p>
      <text:p text:style-name="P8"/>
      <text:p text:style-name="P5">NextPhase Advertising</text:p>
      <text:p text:style-name="P5">New Cityland, CA</text:p>
      <text:p text:style-name="P9"/>
      <text:list xml:id="list3175965354931779511" text:style-name="L5">
        <text:list-item>
          <text:p text:style-name="P4">Welcomed guests and customers by greeting them in person or on the telephone; answered and directed inquiries</text:p>
        </text:list-item>
        <text:list-item>
          <text:p text:style-name="P4">Built customer confidence and protected operations by keeping information confidential</text:p>
        </text:list-item>
        <text:list-item>
          <text:p text:style-name="P4">Contributed to team effort by accomplishing assigned work as requested and on schedule</text:p>
        </text:list-item>
      </text:list>
      <text:p text:style-name="P10"/>
      <text:p text:style-name="P7">Education</text:p>
      <text:p text:style-name="P5">Associate of Science - Administrative Assistant and Secretarial Science</text:p>
      <text:p text:style-name="P5">XXXX - XXXX</text:p>
      <text:p text:style-name="P8"/>
      <text:p text:style-name="P6">Allan Hancock College</text:p>
      <text:p text:style-name="P6">Santa Monica, CA</text:p>
      <text:p text:style-name="P7">Certification</text:p>
      <text:p text:style-name="P11">Microsoft Office Specialist (MOS) Expert<text:line-break/>Microsoft Learning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tium Basic" svg:font-family="'Gentium Basic', 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17:12.364103828</meta:creation-date>
    <dc:date>2017-06-09T16:18:20.921818337</dc:date>
    <meta:editing-duration>P0D</meta:editing-duration>
    <meta:editing-cycles>1</meta:editing-cycles>
    <meta:document-statistic meta:table-count="1" meta:image-count="0" meta:object-count="0" meta:page-count="2" meta:paragraph-count="49" meta:word-count="308" meta:character-count="2223" meta:non-whitespace-character-count="1986"/>
    <meta:generator>LibreOffice/4.2.8.2$Linux_X86_64 LibreOffice_project/420m0$Build-2</meta:generator>
  </office:meta>
</office:document-meta>
</file>